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byssinica SIL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66b3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296cm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fo:color="#ce181e" style:font-name="Abyssinica SIL" fo:font-size="16pt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132cm"/>
        </style:tab-stops>
      </style:paragraph-properties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026cm"/>
        </style:tab-stops>
      </style:paragraph-properties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111cm"/>
        </style:tab-stops>
      </style:paragraph-properties>
      <style:text-properties fo:color="#000000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96cm"/>
        </style:tab-stops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.6cm" fo:margin-right="0cm" fo:text-align="justify" style:justify-single-word="false" fo:text-indent="0cm" style:auto-text-indent="false">
        <style:tab-stops/>
      </style:paragraph-properties>
    </style:style>
    <style:style style:name="P12" style:family="paragraph" style:parent-style-name="Standard" style:master-page-name="MP0">
      <style:paragraph-properties fo:text-align="end" style:justify-single-word="false"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3" style:family="paragraph" style:parent-style-name="Standard" style:list-style-name="L1">
      <style:paragraph-properties fo:text-align="justify" style:justify-single-word="false">
        <style:tab-stops>
          <style:tab-stop style:position="-1.27cm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2.381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3.016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3.65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4.286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4.92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5.556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6.191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6.826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7.46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Juan María Sánchez Sánchez</text:p>
      <text:p text:style-name="P1">TRABAJO 2:</text:p>
      <text:p text:style-name="P2"/>
      <text:p text:style-name="P4">Sistema Operativo THE:</text:p>
      <text:p text:style-name="P4"/>
      <text:p text:style-name="P5">¿Qué es?</text:p>
      <text:p text:style-name="P8"><text:s/>THE es un S.O. de multiprogramación desarrollado en los años 60. Fue desarrollado entre 1965-66 y publicado en 1968.</text:p>
      <text:p text:style-name="P3"><text:span text:style-name="Fuente_20_de_20_párrafo_20_predeter."><text:span text:style-name="T1"><text:tab/></text:span></text:span><text:span text:style-name="Fuente_20_de_20_párrafo_20_predeter."><text:span text:style-name="T2">¿Dónde se desarrolla?</text:span></text:span></text:p>
      <text:p text:style-name="P8">En una Escuela técnica superior de Eindhoven, Holanda.</text:p>
      <text:p text:style-name="P6">¿Quién lo desarrolla?</text:p>
      <text:p text:style-name="P2"><text:span text:style-name="Fuente_20_de_20_párrafo_20_predeter."><text:span text:style-name="T1">Fue creado por Edsger Wybe Dijkstra (Holandés).</text:span></text:span></text:p>
      <text:p text:style-name="P6">¿Para qué máquina?</text:p>
      <text:p text:style-name="P8">Fue creado para las páginas PDP-7, ENIGMA.</text:p>
      <text:p text:style-name="P7">Características</text:p>
      <text:p text:style-name="P8"><text:s/>Permitió aprovechar más las capacidades de la CPU que el resto de SO. (permite que dos o más procesos ocupen un espacio de la memoria principal, o sea, de la memoria interna del equipo “RAM”). Este tipo de sistemas operativos aprovechan más las capacidades de la CPU. Permite que cuando un proceso se bloquea/queda en espera, el SO utiliza la CPU para ejecutar otro proceso hasta que el primeramente ejecutado salga de su estado de espera <text:s/>y retomarlo desde el punto en el que este quedó. Fué un sistema batch (los lotes de trabajo se completan simultáneamente sin detenerse).</text:p>
      <text:p text:style-name="P9"><text:tab/>Está estructurado en capas (0-5):</text:p>
      <text:list xml:id="list2570809548" text:style-name="L1">
        <text:list-item>
          <text:p text:style-name="P13"><text:span text:style-name="Fuente_20_de_20_párrafo_20_predeter."><text:span text:style-name="T3">Capa 0:</text:span></text:span><text:span text:style-name="Fuente_20_de_20_párrafo_20_predeter."><text:span text:style-name="T1"> Distribución del procesador y multiprogramación.</text:span></text:span></text:p>
        </text:list-item>
        <text:list-item>
          <text:p text:style-name="P13"><text:span text:style-name="Fuente_20_de_20_párrafo_20_predeter."><text:span text:style-name="T3">Capa 1: </text:span></text:span><text:span text:style-name="Fuente_20_de_20_párrafo_20_predeter."><text:span text:style-name="T1">Administra la memoria y el tambor magnético</text:span></text:span></text:p>
        </text:list-item>
        <text:list-item>
          <text:p text:style-name="P13"><text:span text:style-name="Fuente_20_de_20_párrafo_20_predeter."><text:span text:style-name="T3">Capa 2:</text:span></text:span><text:span text:style-name="Fuente_20_de_20_párrafo_20_predeter."><text:span text:style-name="T1"> Comunicación entre el operador y el proceso</text:span></text:span></text:p>
        </text:list-item>
        <text:list-item>
          <text:p text:style-name="P13"><text:span text:style-name="Fuente_20_de_20_párrafo_20_predeter."><text:span text:style-name="T3">Capa 3:</text:span></text:span><text:span text:style-name="Fuente_20_de_20_párrafo_20_predeter."><text:span text:style-name="T1"> Administración entrada/salida</text:span></text:span></text:p>
        </text:list-item>
        <text:list-item>
          <text:p text:style-name="P13"><text:span text:style-name="Fuente_20_de_20_párrafo_20_predeter."><text:span text:style-name="T3">Capa 4:</text:span></text:span><text:span text:style-name="Fuente_20_de_20_párrafo_20_predeter."><text:span text:style-name="T1"> Programas del usuario</text:span></text:span></text:p>
        </text:list-item>
        <text:list-item>
          <text:p text:style-name="P13"><text:span text:style-name="Fuente_20_de_20_párrafo_20_predeter."><text:span text:style-name="T3">Capa 5:</text:span></text:span><text:span text:style-name="Fuente_20_de_20_párrafo_20_predeter."><text:span text:style-name="T1"> Operador de THE</text:span></text:span></text:p>
        </text:list-item>
      </text:list>
      <text:p text:style-name="P10"/>
      <text:p text:style-name="P3"><text:span text:style-name="Fuente_20_de_20_párrafo_20_predeter."><text:span text:style-name="T1"><text:tab/></text:span></text:span><text:span text:style-name="Fuente_20_de_20_párrafo_20_predeter."><text:span text:style-name="T3">Conclusión</text:span></text:span><text:span text:style-name="Fuente_20_de_20_párrafo_20_predeter."><text:span text:style-name="T1">: El SO THE fue el primero que permitió que más de un proceso se situara en <text:tab/>RAM y permite al procesador cambiar entre procesos de forma rápida. Fue el primero en <text:tab/>desarrollar la multiprogramación.</text:span></text:span></text:p>
      <text:p text:style-name="P8">Biblioweb:</text:p>
      <text:p text:style-name="P11"><text:a xlink:type="simple" xlink:href="https://insiinformatica.blogspot.com/2011/01/que-es-un-sistema-operativo-de_25.html" office:target-frame-name="_top" xlink:show="replace" text:style-name="Internet_20_link" text:visited-style-name="Visited_20_Internet_20_Link"><text:span text:style-name="Fuente_20_de_20_párrafo_20_predeter.">https://insiinformatica.blogspot.com/2011/01/que-es-un-sistema-operativo-de_25.html</text:span></text:a><text:span text:style-name="Fuente_20_de_20_párrafo_20_predeter."><text:span text:style-name="T1"> (29/10/2019).</text:span></text:span></text:p>
      <text:p text:style-name="P11"><text:a xlink:type="simple" xlink:href="https://es.wikipedia.org/wiki/Multiprogramación" office:target-frame-name="_top" xlink:show="replace" text:style-name="Internet_20_link" text:visited-style-name="Visited_20_Internet_20_Link"><text:span text:style-name="Fuente_20_de_20_párrafo_20_predeter.">https://es.wikipedia.org/wiki/Multiprogramaci%C3%B3n</text:span></text:a><text:span text:style-name="Fuente_20_de_20_párrafo_20_predeter."><text:span text:style-name="T1"> (29/10/2019).</text:span></text:span></text:p>
      <text:p text:style-name="P11"><text:a xlink:type="simple" xlink:href="https://users.dcc.uchile.cl/~rbaeza/inf/dijkstra.html" office:target-frame-name="_top" xlink:show="replace" text:style-name="Internet_20_link" text:visited-style-name="Visited_20_Internet_20_Link"><text:span text:style-name="Fuente_20_de_20_párrafo_20_predeter.">https://users.dcc.uchile.cl/~rbaeza/inf/dijkstra.html</text:span></text:a><text:span text:style-name="Fuente_20_de_20_párrafo_20_predeter."><text:span text:style-name="T1"> (29/10/2019).</text:span></text:span></text:p>
      <text:p text:style-name="P11"><text:a xlink:type="simple" xlink:href="https://www.profesionalreview.com/2018/11/25/que-es-el-procesamiento-batch/" office:target-frame-name="_top" xlink:show="replace" text:style-name="Internet_20_link" text:visited-style-name="Visited_20_Internet_20_Link"><text:span text:style-name="Fuente_20_de_20_párrafo_20_predeter.">https://www.profesionalreview.com/2018/11/25/que-es-el-procesamiento-batch/</text:span></text:a><text:span text:style-name="Fuente_20_de_20_párrafo_20_predeter."><text:span text:style-name="T1"> (29/10/2019).</text:span></text:span></text:p>
      <text:p text:style-name="P11"><text:a xlink:type="simple" xlink:href="https://es.wikipedia.org/wiki/THE" office:target-frame-name="_top" xlink:show="replace" text:style-name="Internet_20_link" text:visited-style-name="Visited_20_Internet_20_Link"><text:span text:style-name="Fuente_20_de_20_párrafo_20_predeter.">https://es.wikipedia.org/wiki/THE</text:span></text:a><text:span text:style-name="Fuente_20_de_20_párrafo_20_predeter."><text:span text:style-name="T1"> (29/10/2019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byssinica SIL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creator>Juan Mari Sanchez</dc:creator>
    <meta:creation-date>2019-10-25T08:45:00Z</meta:creation-date>
    <dc:date>2019-11-08T15:34:00Z</dc:date>
    <meta:editing-cycles>7</meta:editing-cycles>
    <meta:editing-duration>PT1080S</meta:editing-duration>
    <meta:document-statistic meta:table-count="0" meta:image-count="0" meta:object-count="0" meta:page-count="1" meta:paragraph-count="27" meta:word-count="257" meta:character-count="1850" meta:non-whitespace-character-count="1618"/>
    <meta:template xlink:type="simple" xlink:actuate="onRequest" xlink:title="" xlink:href="Normal.dotm"/>
  </office:meta>
</office:document-meta>
</file>